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Roboto"/>
    </style:style>
    <style:style style:name="P2" style:family="paragraph" style:parent-style-name="Text_20_body">
      <style:paragraph-properties fo:margin-left="0in" fo:margin-right="0in" fo:margin-top="0.2083in" fo:margin-bottom="0in" style:line-height-at-least="0.198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2917in" fo:margin-bottom="0in" style:line-height-at-least="0.198in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top="0in" fo:margin-bottom="0in"/>
      <style:text-properties style:font-name="Roboto"/>
    </style:style>
    <style:style style:name="P5" style:family="paragraph" style:parent-style-name="Text_20_body" style:list-style-name="L1">
      <style:paragraph-properties fo:margin-top="0in" fo:margin-bottom="0.1043in"/>
      <style:text-properties style:font-name="Roboto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nchronize identification data from all countries into a borderless blockchain 'passport'</text:p>
      <text:p text:style-name="P3">Ethereum system to harmonize key identification data from all countries into a borderless portable blockchain 'passport'. </text:p>
      <text:p text:style-name="P4"/>
      <text:p text:style-name="P4">Trials ready markets subject to funding broken into market sophistication</text:p>
      <text:p text:style-name="P1"/>
      <text:list xml:id="list1638712284361039682" text:style-name="L1">
        <text:list-item>
          <text:p text:style-name="P5">Countries with e-identifiers - Estonia, Singapore , HK, Japan, Korea, etc</text:p>
        </text:list-item>
        <text:list-item>
          <text:p text:style-name="P5">Countries with groups of countries  - EU</text:p>
        </text:list-item>
        <text:list-item>
          <text:p text:style-name="P5">Countries - large population  - US, BRIC, etc</text:p>
        </text:list-item>
        <text:list-item>
          <text:p text:style-name="P5">Countries with no standards - Many parts of Africa. We will set the standard!</text:p>
        </text:list-item>
        <text:list-item>
          <text:p text:style-name="P5">Other planets and star systems - We will set the standard ??!  </text:p>
        </text:list-item>
      </text:list>
      <text:p text:style-name="P4"/>
      <text:p text:style-name="P4">Our system will also have sub-modules that will allow this decentralized identity ledger to seamlessly operate with other downstream concepts i.e. land ownership, relationships, financial matters, location advertising, arbitration, etc</text:p>
      <text:p text:style-name="P4"/>
      <text:p text:style-name="P4">Hence we also invest in other DSTs as well! Right now we have taken stakes in nearly 10 of the best DSTs participating</text:p>
      <text:p text:style-name="P4"/>
      <text:p text:style-name="P4">MGI numbers will be offered to 6 billion people on this planet.</text:p>
      <text:p text:style-name="P4"/>
      <text:p text:style-name="P4">Nobody will be denied an 'e-identity'.</text:p>
      <text:p text:style-name="P4"/>
      <text:p text:style-name="P1">Get your MGI number now</text:p>
      <text:p text:style-name="Standard"><text:a xlink:type="simple" xlink:href="https://hack.ether.camp/public/my-global-identity" text:style-name="Internet_20_link" text:visited-style-name="Visited_20_Internet_20_Link">https://hack.ether.camp/public/my-global-identity</text:a></text:p>
      <text:p text:style-name="Standard"/>
      <text:p text:style-name="Standard"><text:a xlink:type="simple" xlink:href="https://github.com/myglobalidentity/identityledger" text:style-name="Internet_20_link" text:visited-style-name="Visited_20_Internet_20_Link">https://github.com/myglobalidentity/identityledge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3T11:34:16.49</meta:creation-date>
    <dc:date>2016-12-23T11:35:01.47</dc:date>
    <meta:editing-duration>PT44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5" meta:word-count="172" meta:character-count="1164"/>
  </office:meta>
</office:document-meta>
</file>